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co1" style:family="table-column">
      <style:table-column-properties style:column-width="1.112cm" style:use-optimal-column-width="false"/>
    </style:style>
    <style:style style:name="co2" style:family="table-column">
      <style:table-column-properties style:column-width="1.11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557cm" svg:height="4.859cm" svg:x="3.082cm" svg:y="3.5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0.9cm" svg:height="0.8cm" svg:x="6.5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8cm" svg:x="5.4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8cm" svg:x="5.4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5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6.5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6.5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7.6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3.2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3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4.3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4.299cm" svg:y="5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6.5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5.4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9cm" svg:height="0.8cm" svg:x="7.6cm" svg:y="4.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cm" svg:height="0.962cm" svg:x="5.5cm" svg:y="5.5cm">
          <draw:text-box>
            <text:p>1</text:p>
          </draw:text-box>
        </draw:frame>
        <draw:frame draw:style-name="gr4" draw:layer="layout" svg:width="0.8cm" svg:height="0.962cm" svg:x="5.5cm" svg:y="6.5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4-28T22:18:30</meta:creation-date>
    <dc:date>2013-04-28T23:10:08</dc:date>
    <dc:creator>Fabien Belli</dc:creator>
    <meta:editing-duration>PT21M59S</meta:editing-duration>
    <meta:editing-cycles>5</meta:editing-cycles>
    <meta:generator>LibreOffice/3.5$Linux_X86_64 LibreOffice_project/350m1$Build-2</meta:generator>
    <meta:document-statistic meta:object-count="18"/>
  </office:meta>
</office:document-meta>
</file>